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Self writing Blog.</text:p>
      <text:p text:style-name="P2"/>
      <text:p text:style-name="P3">A blog that writes its self.</text:p>
      <text:p text:style-name="P4">It uses a algorithm that looks are other blogs that are given up as reliable once. And compairs the posts. <text:s/>(They need to be about the same topic for example tech talk) And if there are a X number of words that are the same for example 3 of the 5 blogs made a post about A new Windows release.</text:p>
      <text:p text:style-name="P5">The program will spot if there are some words used in the 3 blog posts for example the word combo “New Windows” / “Big UI changes” / “Faster multitasking” or Think about tables that are almost the same.</text:p>
      <text:p text:style-name="P6">Then it takes the common info that are in the articles for example the examples I gave before, And makes a own blog of it. With tables and everything. As a images it can lookup if there are common images used. Or images that are almost the same.</text:p>
      <text:p text:style-name="Normal"><text:span text:style-name="T7">It also links the OC and used images in a credits section to prevent Copy write issu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an wijma</meta:initial-creator>
    <dc:creator>ian wijma</dc:creator>
    <meta:creation-date>2015-04-01T15:32:00Z</meta:creation-date>
    <dc:date>2015-04-01T15:33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35" meta:character-count="879" meta:row-count="6" meta:non-whitespace-character-count="745"/>
  </office:meta>
</office:document-meta>
</file>